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2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3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4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P5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bold" style:font-size-asian="15pt" style:font-style-asian="normal" style:font-weight-asian="bold" style:font-size-complex="15pt" style:font-style-complex="normal" style:font-weight-complex="bold"/>
    </style:style>
    <style:style style:name="P6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5pt" fo:font-style="normal" fo:font-weight="normal" style:font-size-asian="15pt" style:font-style-asian="normal" style:font-weight-asian="normal" style:font-size-complex="15pt" style:font-style-complex="normal" style:font-weight-complex="normal"/>
    </style:style>
    <style:style style:name="P7" style:family="paragraph" style:parent-style-name="Standard" style:list-style-name="L1">
      <style:paragraph-properties fo:margin-left="0in" fo:margin-right="-0.0299in" fo:text-indent="0in" style:auto-text-indent="false">
        <style:tab-stops/>
      </style:paragraph-properties>
      <style:text-properties fo:font-size="13pt" fo:font-style="normal" fo:font-weight="normal" style:font-size-asian="13pt" style:font-style-asian="normal" style:font-weight-asian="normal" style:font-size-complex="13pt" style:font-style-complex="normal" style:font-weight-complex="normal"/>
    </style:style>
    <style:style style:name="P8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normal" style:font-size-asian="16pt" style:font-style-asian="normal" style:font-weight-asian="normal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P10" style:family="paragraph" style:parent-style-name="Standard" style:list-style-name="L2">
      <style:paragraph-properties fo:margin-left="0in" fo:margin-right="-0.0299in" fo:text-indent="0in" style:auto-text-indent="false">
        <style:tab-stops/>
      </style:paragraph-properties>
      <style:text-properties fo:font-size="16pt" fo:font-style="normal" fo:font-weight="bold" style:font-size-asian="16pt" style:font-style-asian="normal" style:font-weight-asian="bold" style:font-size-complex="16pt" style:font-style-complex="normal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number text:level="1" text:style-name="Numbering_20_Symbols" style:num-suffix="." style:num-format="1" text:start-value="3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8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format="1" text:start-value="5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Sat Dec 30, 2017</text:span> 5.7 miles </text:p>
      <text:p text:style-name="P2">I ran on a treadmill at the Vernon YMCA. </text:p>
      <text:p text:style-name="P2">I ran 2 miles at various paces some as fast as 7:41/mile. Time 17:58 or 8:59/mile.</text:p>
      <text:p text:style-name="P2">After a 3 minute rest I ran a 5K with a 0.1 mile lead into the run. <text:s/>The splits for the 5K were 8:00, 8:00, (3:56 + 3:47) = 7:43, and 43 seconds for the last 0.1 miles.</text:p>
      <text:p text:style-name="P2">Time for 5K: <text:s text:c="2"/>24:26 or 7:53/mile. <text:s/>I warmed down with ½ mile in about 5:00.</text:p>
      <text:p text:style-name="P2"/>
      <text:p text:style-name="P1"><text:span text:style-name="T2">Sun Dec 31, 2017</text:span> 7.1 miles </text:p>
      <text:p text:style-name="P2">I ran on a treadmill at the Vernon YMCA. </text:p>
      <text:p text:style-name="P2">I ran 7.1 miles in 60:00 or 8:27/mile.</text:p>
      <text:p text:style-name="P2">Approximate splits: 9:57, 9:30, 9:00, 8:15, 8:12 Time: 44:54 or 8:59/mile</text:p>
      <text:p text:style-name="P2">I warmed down with ½ mile in about 5:00.</text:p>
      <text:p text:style-name="P2"/>
      <text:p text:style-name="P2">Mon Jan 1, 2018 <text:span text:style-name="T1">5 miles</text:span> </text:p>
      <text:p text:style-name="P2">I ran 5 miles in 44:54 on a treadmill at the Vernon YMCA. </text:p>
      <text:p text:style-name="P2">Splits: 9:57, 9:30, 9:00, 8:15, 8:12</text:p>
      <text:p text:style-name="P2"/>
      <text:p text:style-name="P2">Tues Jan 2, 2018 <text:span text:style-name="T1">no running</text:span> </text:p>
      <text:p text:style-name="P2"/>
      <text:p text:style-name="P2">Wed <text:s/>Jan 3, 2018 <text:span text:style-name="T1">6.5 miles</text:span> </text:p>
      <text:p text:style-name="P2">I am running in the Wise Center again.</text:p>
      <text:p text:style-name="P2">On a treadmill I warmed up with 2 miles at about 9:00/mile and rested 5 minutes.</text:p>
      <text:p text:style-name="P2">I then ran 4 x ½ mile and 1 x 1 mile all at 8:00/mile pace. I warmed down with a </text:p>
      <text:p text:style-name="P2">½ mile in about 5:00.</text:p>
      <text:p text:style-name="P2"/>
      <text:p text:style-name="P2">Thur Jan 4, 2018 <text:span text:style-name="T1">5.5</text:span> <text:span text:style-name="T1">miles</text:span> </text:p>
      <text:p text:style-name="P2">I ran with Tiffany and Jim on the Wise Center indoor track. <text:s/>We warmed up with 1.75 miles including ¼ mile of drills. Then we ran 5 x ½ mile with ¼ mile jogs between the runs. <text:s/>The times for the ½ mile runs averaged 4:26/mile. We warmed down with a ¼ mile run and walk. </text:p>
      <text:p text:style-name="P2"/>
      <text:p text:style-name="P2">Fri Jan 5, 2018 <text:span text:style-name="T1">5 miles</text:span></text:p>
      <text:p text:style-name="P2">I ran and walked 4 miles on the Wise Center indoor track. <text:s/>I ran 3/8 miles, walked 1/8 mile and repeated until I reached 4 miles. <text:s/>Time: 43:46 or 10:57/mile. <text:s/>My running pace averaged about 9:50/mile and walking pace about 14:15/mile. <text:s/>After resting 10 minutes I ran 1 mile on a treadmill in about 9:00. <text:s/>I ran at various paces.</text:p>
      <text:p text:style-name="P2"/>
      <text:list xml:id="list6410936682517744530" text:style-name="L1">
        <text:list-item>
          <text:list>
            <text:list-item>
              <text:p text:style-name="P5">miles in the last week</text:p>
              <text:p text:style-name="P7"/>
            </text:list-item>
          </text:list>
        </text:list-item>
      </text:list>
      <text:p text:style-name="P3"><text:soft-page-break/>Sat Jan 6, 2018 <text:span text:style-name="T1">no running </text:span></text:p>
      <text:p text:style-name="P3">Sun Jan 7, 2018<text:span text:style-name="T1"> 5.5 miles <text:s text:c="2"/></text:span></text:p>
      <text:p text:style-name="P3">I ran on a treadmill at the Vernon YMCA.</text:p>
      <text:p text:style-name="P3">I ran 5 miles in 44:46 or 8:57/mile. <text:s/>For the first 2 miles the incline was set at 1.5 and at 0 for the remainder of the run. <text:s/>Qualitatively, an incline setting of 1.5 made an actual pace of 9:00/mile feel like about an 8:15/mile effort. <text:s/>Having the incline at 1.5 caused me to land more toward the front of my feet and this made me feel like I was running more smoothly. <text:s/>I wasn't hitting hard on the treadmill and this was making less noise. <text:s/>It felt good. When I set the incline at 0, I continued to land more toward the front of my feet. <text:s/>I haven't been running in this way lately but I may try this for a while. <text:s/></text:p>
      <text:p text:style-name="P3">Mile splits: 10:00, 9:00, 9:00, 8:58, (4:01 + 3:47) = 7:48 </text:p>
      <text:p text:style-name="P3"/>
      <text:p text:style-name="P3">Mon Jan 8, 2018 <text:span text:style-name="T1">5.5 miles</text:span> </text:p>
      <text:p text:style-name="P3">I ran in the Wise Center. <text:s/>First I ran 2 miles on a treadmill at various paces averaging about 9:00/mile. <text:s/>The fastest pace during the run was 7:30/mile. <text:s/>I rested 9 minutes and then ran 6 x 3/8 mile on the indoor track with a 1/8 mile walk after each run. <text:s/>The runs were at an average pace of 8:34/mile and the walks were at an average pace of 14:16/mile. <text:s/>I warmed down with a ½ mile jog.</text:p>
      <text:p text:style-name="P3"/>
      <text:p text:style-name="P3">Tues Jan 9, 2018 <text:span text:style-name="T1">4.5 miles</text:span> <text:s text:c="2"/></text:p>
      <text:p text:style-name="P3">I ran on the Wise center indoor track.</text:p>
      <text:p text:style-name="P3">2 miles in 18:40, <text:s/>Splits: <text:s/>8:44 and 9:56</text:p>
      <text:p text:style-name="P3">¼ mile walk and jog</text:p>
      <text:p text:style-name="P3">1 mile in 7:50</text:p>
      <text:p text:style-name="P3">¼ mile walk and jog</text:p>
      <text:p text:style-name="P3">1 mile in 9:46</text:p>
      <text:p text:style-name="P3"/>
      <text:p text:style-name="P3">Wed Jan 10, 2018 <text:s/><text:span text:style-name="T1">2 miles</text:span> <text:s/></text:p>
      <text:p text:style-name="P3">I ran 2 miles on the indoor track in 9:15 + 8:50.</text:p>
      <text:p text:style-name="P3">Then I used 18 weight machines for a full body workout. I did about 10 reps with 40 pounds on most machines.</text:p>
      <text:p text:style-name="P3"/>
      <text:p text:style-name="P3">Thur Jan 11, 2018 <text:span text:style-name="T1">5.5 miles</text:span> </text:p>
      <text:p text:style-name="P3">I ran with Tiffany, Jim and Sharon on the Wise Center indoor track. <text:s/>We warmed up with 1.75 miles including ¼ mile of drills. Then we ran 5 x ½ mile with ¼ mile jogs between the runs. <text:s/>The times for the ½ mile runs averaged 4:25/mile: first run in 4:32 and last in 4:18. We warmed down with a ¼ mile run and walk. </text:p>
      <text:p text:style-name="P3"/>
      <text:p text:style-name="P3">Fri Jan 12, 2018 <text:span text:style-name="T1">6.7 miles</text:span> <text:s/></text:p>
      <text:p text:style-name="P3">I jogged 0.5 miles to the Wise Center. <text:s/>On a treadmill I ran 2 miles averaging 9:00/mile at various paces. <text:s/>The fastest was 7:30/mile for about 0.1 miles. </text:p>
      <text:p text:style-name="P3">After resting about 4 minutes I ran a 5K in 24:23 or 7:52/mile with a 0.1 mile lead into the run and a half mile warm down in about 5:00. <text:s/>I jogged ½ mile home </text:p>
      <text:p text:style-name="P3">The splits for the 5K were: 7:57, 7:53, 7:47 and 45 seconds for the last 0.1 miles </text:p>
      <text:p text:style-name="P4">29.7 miles in the past week</text:p>
      <text:p text:style-name="P8"><text:soft-page-break/>Sat Jan 13, 2018 <text:span text:style-name="T1">no running</text:span> <text:s/></text:p>
      <text:p text:style-name="P8"/>
      <text:p text:style-name="P8">Sun Jan 14, 2018 <text:span text:style-name="T1">5.5 miles</text:span></text:p>
      <text:p text:style-name="P8">I ran on a treadmill at the Vernon YMCA.</text:p>
      <text:p text:style-name="P8">5 miles averaging 9:30/mile. Approximate splits: 10:00, 9:40, 9:30, 9:20, 9:00</text:p>
      <text:p text:style-name="P8">I warmed down with a half mile in about 5:30</text:p>
      <text:p text:style-name="P8"/>
      <text:p text:style-name="P8">Mon Jan 15, 2018 <text:span text:style-name="T1">5.5 miles</text:span> <text:s/></text:p>
      <text:p text:style-name="P8">I ran on a treadmill at the Wise Center. <text:s/>The warm up was 2 miles at various paces averaging 9:30/mile. <text:s/>After a 2 minute rest I ran 3 miles. <text:s/>The splits were 9:00, 8:28, (3:59+3:46)=7:45 I warmed down with ½ mile in about 5 minutes.</text:p>
      <text:p text:style-name="P8"/>
      <text:p text:style-name="P8">Tues Jan 16, 2018 <text:span text:style-name="T1">6.5 miles </text:span><text:s/></text:p>
      <text:p text:style-name="P8">I ran 1 mile on the Wise Center indoor track in 9:05 and rested 2 minutes. <text:s/>On a treadmill I ran 7 x ½ mile with a ¼ mile jog before each run and a ¼ mile jog after the last run. <text:s/>Runs were all in 4:00 and the jogs were all about 3:00.</text:p>
      <text:p text:style-name="P8">My pulse at the end of miles 1, 3, 5, and 7 was 142, 145, 148 and 149.</text:p>
      <text:p text:style-name="P8"/>
      <text:p text:style-name="P8">Wed Jan 17, 2018 <text:span text:style-name="T1">4.5 miles</text:span> <text:s/></text:p>
      <text:p text:style-name="P8">I walked and ran 4.5 miles in 10:43/mile on the Wise Center indoor track.</text:p>
      <text:p text:style-name="P8"/>
      <text:p text:style-name="P8">Thur Jan 18, 2018 <text:span text:style-name="T1">5.5 miles</text:span></text:p>
      <text:p text:style-name="P8">I ran and walked a little with Tiffany and Jim on the Wise Center indoor track. <text:s/>We covered 5.5 miles including warm up, 5K run and warm down. <text:s/>The warm up included ¼ mile of drills. <text:s/>The first 3 miles of the 5K averaged 9:27/mile. <text:s/>The last 0.1 miles was in 52 seconds. The 5K time was 29:13.</text:p>
      <text:p text:style-name="P8"/>
      <text:p text:style-name="P8">Fri Jan 19,2018 <text:span text:style-name="T1">6 miles</text:span></text:p>
      <text:p text:style-name="P8">I jogged ½ mile to the Wise Center. <text:s/>On a treadmill I ran 5 miles in 45 minutes. The approximate splits were: 10:00, 9:00, 8:30, 8:30 and 9:00. <text:s/>I warmed down with a ½ mile run/walk in about 5:30.</text:p>
      <text:p text:style-name="P8"/>
      <text:list xml:id="list8722967191953517411" text:style-name="L2">
        <text:list-item>
          <text:list>
            <text:list-header>
              <text:p text:style-name="P10">33.5 miles in the last week <text:s/></text:p>
            </text:list-header>
          </text:list>
        </text:list-item>
      </text:list>
      <text:p text:style-name="P9"/>
      <text:p text:style-name="P9"/>
      <text:p text:style-name="P8"><text:soft-page-break/>Sat Jan 20, 2018 <text:span text:style-name="T1">8.5 miles </text:span></text:p>
      <text:p text:style-name="P8">I warmed up with a ½ mile jog to the Wise Center and 1.5 miles on a treadmill at various paces between 10:00/mile and 8:00/mile.</text:p>
      <text:p text:style-name="P8">Then I rested 2 minutes and ran 8 x ½ mile with a ¼ mile jog before each run and a ½ mile warm down after the last run. The time of each run was 4:00 and the jogs before each run were all about 3:00. </text:p>
      <text:list xml:id="list33645709" text:continue-numbering="true" text:style-name="L2">
        <text:list-item>
          <text:list>
            <text:list-header>
              <text:p text:style-name="P6"/>
            </text:list-header>
          </text:list>
        </text:list-item>
      </text:list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mes Lombardi</meta:initial-creator>
    <meta:creation-date>2017-10-29T10:36:04.89</meta:creation-date>
    <dc:date>2018-01-20T13:45:29.96</dc:date>
    <dc:creator>James Lombardi</dc:creator>
    <meta:editing-duration>PT20H52M51S</meta:editing-duration>
    <meta:editing-cycles>124</meta:editing-cycles>
    <meta:generator>OpenOffice/4.1.2$Win32 OpenOffice.org_project/412m3$Build-9782</meta:generator>
    <meta:document-statistic meta:table-count="0" meta:image-count="0" meta:object-count="0" meta:page-count="4" meta:paragraph-count="68" meta:word-count="1212" meta:character-count="5857"/>
  </office:meta>
</office:document-meta>
</file>